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MessageCodesResolver.postProcessMessage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resolveMessageCodes( String errorCode , String objectName , String field , @ Nullable Class &lt; ? &gt; field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essageCodesResolver.resolveMessageCodes( String errorCode , String objec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setMessageCodeFormatter( @ Nullable MessageCodeFormatter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format( String errorCode , @ Nullable String objectName , @ Nullable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buildFieldList( String field , List &lt; String &gt; field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MessageCodesResolver.setPrefix( @ Nullable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toDelimitedString( String ... eleme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MessageCodesResolver.addCode( Collection &lt; String &gt; codeList , String errorCode , @ Nullable String objectName , @ Nullable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MessageCodesResolver.addCodes( Collection &lt; String &gt; codeList , String errorCode , @ Nullable String objectName , Iterable &lt; String &gt;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